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Header">
      <style:text-properties fo:font-weight="bold" style:font-weight-asian="bold" style:font-weight-complex="bold"/>
    </style:style>
    <style:style style:name="P11" style:family="paragraph" style:parent-style-name="Title">
      <style:paragraph-properties fo:text-align="end" style:justify-single-word="false"/>
      <style:text-properties fo:language="pt" fo:country="BR"/>
    </style:style>
    <style:style style:name="P12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5" style:family="paragraph" style:parent-style-name="Title">
      <style:paragraph-properties fo:margin-top="0.212cm" fo:margin-bottom="0cm" fo:text-align="end" style:justify-single-word="false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8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5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8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9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0" style:family="paragraph" style:parent-style-name="Standard">
      <style:text-properties style:language-asian="en" style:country-asian="US"/>
    </style:style>
    <style:style style:name="P3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2" style:family="paragraph" style:parent-style-name="Standard">
      <style:text-properties fo:language="pt" fo:country="BR" style:language-complex="ar" style:country-complex="SA"/>
    </style:style>
    <style:style style:name="P33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35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6" style:family="paragraph" style:parent-style-name="Standard">
      <style:paragraph-properties fo:line-height="0.349cm"/>
      <style:text-properties fo:language="pt" fo:country="BR" style:language-asian="en" style:country-asian="US" style:language-complex="ar" style:country-complex="SA"/>
    </style:style>
    <style:style style:name="P37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8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39" style:family="paragraph" style:parent-style-name="Standard"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41" style:family="paragraph" style:parent-style-name="Título_20_4_20__2b__20_12_20_pt">
      <style:text-properties fo:language="pt" fo:country="BR" style:language-complex="ar" style:country-complex="SA"/>
    </style:style>
    <style:style style:name="P42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3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4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9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50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1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2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3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56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57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58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60" style:family="paragraph" style:parent-style-name="Standard">
      <style:paragraph-properties fo:break-before="page"/>
      <style:text-properties fo:color="#000000" fo:language="pt" fo:country="BR" style:language-complex="ar" style:country-complex="SA"/>
    </style:style>
    <style:style style:name="P6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2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5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66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67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69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7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7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3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5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6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7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8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9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81" style:family="paragraph" style:parent-style-name="RUP_20_Corpo_20_1">
      <style:text-properties fo:language="pt" fo:country="BR" style:language-complex="ar" style:country-complex="SA"/>
    </style:style>
    <style:style style:name="P82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3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8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8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86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89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90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91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92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9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>
      <style:paragraph-properties fo:margin-left="0.676cm" fo:margin-right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6" style:family="paragraph" style:parent-style-name="Standard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>
      <style:paragraph-properties fo:margin-left="0.732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>
      <style:paragraph-properties fo:margin-left="0.71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0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1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2" style:family="paragraph" style:parent-style-name="Standard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3" style:family="paragraph" style:parent-style-name="Standard">
      <style:paragraph-properties fo:margin-left="0.639cm" fo:margin-right="0cm" fo:text-align="justify" style:justify-single-word="false" fo:text-indent="0cm" style:auto-text-indent="false"/>
    </style:style>
    <style:style style:name="P104" style:family="paragraph" style:parent-style-name="Standard">
      <style:paragraph-properties fo:margin-left="1.125cm" fo:margin-right="0cm" fo:text-indent="0cm" style:auto-text-indent="false"/>
      <style:text-properties style:font-name="Arial" fo:font-size="10pt" style:font-size-asian="10pt" style:font-size-complex="10pt"/>
    </style:style>
    <style:style style:name="P105" style:family="paragraph" style:parent-style-name="Text_20_body">
      <style:paragraph-properties fo:line-height="0.349cm"/>
    </style:style>
    <style:style style:name="P106" style:family="paragraph" style:parent-style-name="Text_20_body">
      <style:paragraph-properties fo:line-height="0.349cm">
        <style:tab-stops>
          <style:tab-stop style:position="0.847cm"/>
          <style:tab-stop style:position="16.933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07" style:family="paragraph" style:parent-style-name="Text_20_body">
      <style:paragraph-properties fo:margin-left="1.27cm" fo:margin-right="0cm" fo:line-height="0.349cm" fo:text-indent="1.371cm" style:auto-text-indent="false"/>
    </style:style>
    <style:style style:name="P108" style:family="paragraph" style:parent-style-name="Text_20_body">
      <style:paragraph-properties fo:margin-left="1.27cm" fo:margin-right="0cm" fo:line-height="0.349cm" fo:text-indent="1.388cm" style:auto-text-indent="false"/>
    </style:style>
    <style:style style:name="P109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0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1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2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3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4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5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6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7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8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9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0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1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2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3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4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5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6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7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8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9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0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1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2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3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4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5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6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7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fo:background-color="#ffff00" style:font-size-asian="10pt" style:font-size-complex="10pt"/>
    </style:style>
    <style:style style:name="P138" style:family="paragraph" style:parent-style-name="Standard" style:list-style-name="L5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39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0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1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2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3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4" style:family="paragraph" style:parent-style-name="Standard" style:list-style-name="L7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5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6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7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8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9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50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1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2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3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4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5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56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57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fo:background-color="#ffff00" style:font-size-asian="10pt" style:font-name-complex="Arial" style:font-size-complex="10pt" style:language-complex="ar" style:country-complex="SA"/>
    </style:style>
    <style:style style:name="P15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59" style:family="paragraph" style:parent-style-name="Header" style:list-style-name="WW8Num21">
      <style:text-properties fo:font-weight="bold" style:font-weight-asian="bold" style:font-weight-complex="bold"/>
    </style:style>
    <style:style style:name="P160" style:family="paragraph" style:parent-style-name="Header" style:list-style-name="WW8Num21">
      <style:text-properties fo:font-weight="bold" style:font-weight-asian="bold" style:font-weight-complex="bold"/>
    </style:style>
    <style:style style:name="P161" style:family="paragraph" style:parent-style-name="Header" style:list-style-name="WW8Num21">
      <style:text-properties fo:font-weight="bold" style:font-weight-asian="bold" style:font-weight-complex="bold"/>
    </style:style>
    <style:style style:name="P162" style:family="paragraph" style:parent-style-name="Header" style:list-style-name="WW8Num21">
      <style:text-properties fo:font-weight="bold" style:font-weight-asian="bold" style:font-weight-complex="bold"/>
    </style:style>
    <style:style style:name="P163" style:family="paragraph" style:parent-style-name="Header" style:list-style-name="WW8Num21">
      <style:text-properties fo:font-weight="bold" style:font-weight-asian="bold" style:font-weight-complex="bold"/>
    </style:style>
    <style:style style:name="P164" style:family="paragraph" style:parent-style-name="Header" style:list-style-name="WW8Num21">
      <style:text-properties fo:font-weight="bold" style:font-weight-asian="bold" style:font-weight-complex="bold"/>
    </style:style>
    <style:style style:name="P165" style:family="paragraph" style:parent-style-name="Header" style:list-style-name="WW8Num21">
      <style:text-properties fo:font-weight="bold" style:font-weight-asian="bold" style:font-weight-complex="bold"/>
    </style:style>
    <style:style style:name="P166" style:family="paragraph" style:parent-style-name="Header" style:list-style-name="WW8Num21">
      <style:text-properties fo:font-weight="bold" style:font-weight-asian="bold" style:font-weight-complex="bold"/>
    </style:style>
    <style:style style:name="P167" style:family="paragraph" style:parent-style-name="Título_20_4_20__2b__20_12_20_pt" style:list-style-name="WW8Num21"/>
    <style:style style:name="P168" style:family="paragraph" style:parent-style-name="Título_20_4_20__2b__20_12_20_pt" style:list-style-name="WW8Num21"/>
    <style:style style:name="P169" style:family="paragraph" style:parent-style-name="Título_20_4_20__2b__20_12_20_pt" style:list-style-name="WW8Num21"/>
    <style:style style:name="P170" style:family="paragraph" style:parent-style-name="Título_20_4_20__2b__20_12_20_pt" style:list-style-name="WW8Num21"/>
    <style:style style:name="P171" style:family="paragraph" style:parent-style-name="Título_20_4_20__2b__20_12_20_pt" style:list-style-name="WW8Num21"/>
    <style:style style:name="P172" style:family="paragraph" style:parent-style-name="Título_20_4_20__2b__20_12_20_pt" style:list-style-name="WW8Num21"/>
    <style:style style:name="P173" style:family="paragraph" style:parent-style-name="Título_20_4_20__2b__20_12_20_pt" style:list-style-name="WW8Num21"/>
    <style:style style:name="P174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font-name-complex="Arial" style:language-complex="ar" style:country-complex="SA"/>
    </style:style>
    <style:style style:name="T6" style:family="text">
      <style:text-properties fo:font-size="16pt" fo:language="pt" fo:country="BR" fo:font-weight="normal" style:font-size-asian="16pt" style:font-weight-asian="normal" style:font-size-complex="16pt"/>
    </style:style>
    <style:style style:name="T7" style:family="text">
      <style:text-properties fo:font-size="16pt" fo:language="pt" fo:country="BR" style:font-size-asian="16pt" style:font-size-complex="16pt"/>
    </style:style>
    <style:style style:name="T8" style:family="text">
      <style:text-properties fo:color="#008000" style:language-asian="zxx" style:country-asian="none"/>
    </style:style>
    <style:style style:name="T9" style:family="text">
      <style:text-properties style:font-name="Arial" fo:font-size="12pt" fo:language="pt" fo:country="BR" style:font-size-asian="12pt" style:language-complex="ar" style:country-complex="SA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fo:font-weight="normal" style:language-asian="zxx" style:country-asian="none" style:font-weight-asian="normal"/>
    </style:style>
    <style:style style:name="T12" style:family="text">
      <style:text-properties fo:font-variant="normal" fo:text-transform="none" fo:language="pt" fo:country="BR" fo:font-style="normal" style:language-complex="ar" style:country-complex="SA"/>
    </style:style>
    <style:style style:name="T13" style:family="text">
      <style:text-properties fo:color="#0000cc" style:text-underline-style="solid" style:text-underline-width="auto" style:text-underline-color="font-color"/>
    </style:style>
    <style:style style:name="T14" style:family="text">
      <style:text-properties fo:font-weight="normal" style:language-asian="zxx" style:country-asian="none" style:font-weight-asian="normal"/>
    </style:style>
    <style:style style:name="T15" style:family="text">
      <style:text-properties fo:font-weight="normal" style:language-asian="zxx" style:country-asian="none" style:font-weight-asian="normal" style:font-weight-complex="normal"/>
    </style:style>
    <style:style style:name="T16" style:family="text">
      <style:text-properties fo:font-weight="normal" style:language-asian="zxx" style:country-asian="none" style:font-weight-asian="norm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text-properties style:font-name="StarSymbol"/>
      </text:list-level-style-bullet>
      <text:list-level-style-bullet text:level="2" text:style-name="Bullet_20_Symbols" style:num-suffix=")" text:bullet-char="●">
        <style:text-properties style:font-name="StarSymbol"/>
      </text:list-level-style-bullet>
      <text:list-level-style-bullet text:level="3" text:style-name="Bullet_20_Symbols" style:num-suffix=")" text:bullet-char="●">
        <style:text-properties style:font-name="StarSymbol"/>
      </text:list-level-style-bullet>
      <text:list-level-style-bullet text:level="4" text:style-name="Bullet_20_Symbols" style:num-suffix=")" text:bullet-char="●">
        <style:text-properties style:font-name="StarSymbol"/>
      </text:list-level-style-bullet>
      <text:list-level-style-bullet text:level="5" text:style-name="Bullet_20_Symbols" style:num-suffix=")" text:bullet-char="●">
        <style:text-properties style:font-name="StarSymbol"/>
      </text:list-level-style-bullet>
      <text:list-level-style-bullet text:level="6" text:style-name="Bullet_20_Symbols" style:num-suffix=")" text:bullet-char="●">
        <style:text-properties style:font-name="StarSymbol"/>
      </text:list-level-style-bullet>
      <text:list-level-style-bullet text:level="7" text:style-name="Bullet_20_Symbols" style:num-suffix=")" text:bullet-char="●">
        <style:text-properties style:font-name="StarSymbol"/>
      </text:list-level-style-bullet>
      <text:list-level-style-bullet text:level="8" text:style-name="Bullet_20_Symbols" style:num-suffix=")" text:bullet-char="●">
        <style:text-properties style:font-name="StarSymbol"/>
      </text:list-level-style-bullet>
      <text:list-level-style-bullet text:level="9" text:style-name="Bullet_20_Symbols" style:num-suffix=")" text:bullet-char="●">
        <style:text-properties style:font-name="StarSymbol"/>
      </text:list-level-style-bullet>
      <text:list-level-style-bullet text:level="10" text:style-name="Bullet_20_Symbols" style:num-suffix=")" text:bullet-char="●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text-properties style:font-name="StarSymbol1"/>
      </text:list-level-style-bullet>
      <text:list-level-style-bullet text:level="2" text:style-name="Bullet_20_Symbols" style:num-suffix="." text:bullet-char="•">
        <style:text-properties style:font-name="StarSymbol1"/>
      </text:list-level-style-bullet>
      <text:list-level-style-bullet text:level="3" text:style-name="Bullet_20_Symbols" style:num-suffix="." text:bullet-char="•">
        <style:text-properties style:font-name="StarSymbol1"/>
      </text:list-level-style-bullet>
      <text:list-level-style-bullet text:level="4" text:style-name="Bullet_20_Symbols" style:num-suffix="." text:bullet-char="•">
        <style:text-properties style:font-name="StarSymbol1"/>
      </text:list-level-style-bullet>
      <text:list-level-style-bullet text:level="5" text:style-name="Bullet_20_Symbols" style:num-suffix="." text:bullet-char="•">
        <style:text-properties style:font-name="StarSymbol1"/>
      </text:list-level-style-bullet>
      <text:list-level-style-bullet text:level="6" text:style-name="Bullet_20_Symbols" style:num-suffix="." text:bullet-char="•">
        <style:text-properties style:font-name="StarSymbol1"/>
      </text:list-level-style-bullet>
      <text:list-level-style-bullet text:level="7" text:style-name="Bullet_20_Symbols" style:num-suffix="." text:bullet-char="•">
        <style:text-properties style:font-name="StarSymbol1"/>
      </text:list-level-style-bullet>
      <text:list-level-style-bullet text:level="8" text:style-name="Bullet_20_Symbols" style:num-suffix="." text:bullet-char="•">
        <style:text-properties style:font-name="StarSymbol1"/>
      </text:list-level-style-bullet>
      <text:list-level-style-bullet text:level="9" text:style-name="Bullet_20_Symbols" style:num-suffix="." text:bullet-char="•">
        <style:text-properties style:font-name="StarSymbol1"/>
      </text:list-level-style-bullet>
      <text:list-level-style-bullet text:level="10" text:style-name="Bullet_20_Symbols" style:num-suffix="." text:bullet-char="•"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8"/>
      <text:p text:style-name="P11"/>
      <text:p text:style-name="P11"/>
      <text:p text:style-name="P11"/>
      <text:p text:style-name="P30"/>
      <text:p text:style-name="P13">Termo de Abertura</text:p>
      <text:p text:style-name="P18"/>
      <text:p text:style-name="P31"/>
      <text:p text:style-name="P31"/>
      <text:p text:style-name="P31"/>
      <text:p text:style-name="P31"/>
      <text:p text:style-name="P13">Sistema de Cadastro e Controle para Consultório Odontológico (SCO) - Versão 1.0</text:p>
      <text:p text:style-name="P16">Iteração - Release 1.0</text:p>
      <text:p text:style-name="P31"/>
      <text:p text:style-name="P31"/>
      <text:p text:style-name="P31"/>
      <text:p text:style-name="P31"/>
      <text:p text:style-name="P31"/>
      <text:p text:style-name="P15"><text:span text:style-name="T6">Versão do Documento:</text:span><text:span text:style-name="T7"> 1.0</text:span></text:p>
      <text:p text:style-name="P31"/>
      <text:p text:style-name="P31"/>
      <text:p text:style-name="P31"/>
      <text:p text:style-name="P17"/>
      <text:p text:style-name="P14"/>
      <text:section text:style-name="Sect1" text:name="Seção1">
        <text:p text:style-name="Standard"/>
      </text:section>
      <text:section text:style-name="Sect2" text:name="Seção2">
        <text:p text:style-name="P33"/>
        <text:p text:style-name="P59">Histórico de Revisão</text:p>
        <text:p text:style-name="P32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1">Data</text:p>
            </table:table-cell>
            <table:table-cell table:style-name="Tabela2.A1" office:value-type="string">
              <text:p text:style-name="P68">Versão do Documento</text:p>
            </table:table-cell>
            <table:table-cell table:style-name="Tabela2.A1" office:value-type="string">
              <text:p text:style-name="P61">Descrição</text:p>
            </table:table-cell>
            <table:table-cell table:style-name="Tabela2.D1" office:value-type="string">
              <text:p text:style-name="P61">Autor</text:p>
            </table:table-cell>
          </table:table-row>
          <table:table-row table:style-name="Tabela2.1">
            <table:table-cell table:style-name="Tabela2.A2" office:value-type="string">
              <text:p text:style-name="P63">03/03/2010</text:p>
            </table:table-cell>
            <table:table-cell table:style-name="Tabela2.A2" office:value-type="string">
              <text:p text:style-name="P63"/>
            </table:table-cell>
            <table:table-cell table:style-name="Tabela2.A2" office:value-type="string">
              <text:p text:style-name="P65">Inicio da produção deste documento</text:p>
            </table:table-cell>
            <table:table-cell table:style-name="Tabela2.D2" office:value-type="string">
              <text:p text:style-name="P63">Vinicius G G R</text:p>
              <text:p text:style-name="P63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63">04/03/10</text:p>
            </table:table-cell>
            <table:table-cell table:style-name="Tabela2.A2" office:value-type="string">
              <text:p text:style-name="P63"/>
            </table:table-cell>
            <table:table-cell table:style-name="Tabela2.A2" office:value-type="string">
              <text:p text:style-name="P63">Continuação da elaboração</text:p>
            </table:table-cell>
            <table:table-cell table:style-name="Tabela2.D2" office:value-type="string">
              <text:p text:style-name="P63">Amanda B S</text:p>
              <text:p text:style-name="P63">Vinicius G G R</text:p>
            </table:table-cell>
          </table:table-row>
          <table:table-row table:style-name="Tabela2.1">
            <table:table-cell table:style-name="Tabela2.A2" office:value-type="string">
              <text:p text:style-name="P66">05/03/2010</text:p>
              <text:p text:style-name="P62"/>
            </table:table-cell>
            <table:table-cell table:style-name="Tabela2.A2" office:value-type="string">
              <text:p text:style-name="P63"/>
            </table:table-cell>
            <table:table-cell table:style-name="Tabela2.A2" office:value-type="string">
              <text:p text:style-name="P63">Conclusão da elaboração</text:p>
            </table:table-cell>
            <table:table-cell table:style-name="Tabela2.D2" office:value-type="string">
              <text:p text:style-name="P63">Amanda B S</text:p>
              <text:p text:style-name="P63">Fábio José S</text:p>
              <text:p text:style-name="P63">Rafael A V</text:p>
              <text:p text:style-name="P63">Vinicius G G R</text:p>
            </table:table-cell>
          </table:table-row>
        </table:table>
        <text:p text:style-name="P32"/>
        <text:p text:style-name="P32"/>
        <text:p text:style-name="P12"/>
        <text:p text:style-name="P57">Sumário</text:p>
        <text:p text:style-name="P35"/>
        <text:p text:style-name="P36"/>
        <text:table-of-content text:style-name="Sect3" text:name="Sumário1">
          <text:table-of-content-source text:outline-level="1" text:use-index-marks="false" text:use-index-source-styles="true">
  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106">1. Apresentação do Projeto............................................................................................. 4</text:p>
            <text:p text:style-name="P105">2. Um resumo das condições que definem o projeto...................................................... 4</text:p>
            <text:p text:style-name="P105">3. Matriz de Respnsabilidades........................................................................................ 4</text:p>
            <text:p text:style-name="P105">4. Necessidades básicas do trabalho a ser realizado....................................................... 5</text:p>
            <text:p text:style-name="P105">5.Descrição do Projeto.................................................................................................... 5</text:p>
            <text:p text:style-name="P107">5.1.Escopo do Projeto........................................................................................ 5</text:p>
            <text:p text:style-name="P107">5.2 Não-Escopo do Projeto................................................................................ 5</text:p>
            <text:p text:style-name="P107">5.3Premissas do Projeto..................................................................................... 6</text:p>
            <text:p text:style-name="P107">5.4Produto do Projeto........................................................................................ 6</text:p>
            <text:p text:style-name="P107">5.4.1. Requisitos do Usuário.............................................................................. 6</text:p>
            <text:p text:style-name="P107">5.4.2 Requisitos.................................................................................................. 7</text:p>
            <text:p text:style-name="P107">5.5. Restrições do produto................................................................................. 8</text:p>
            <text:p text:style-name="P107">5.6. Critério de qualidade do produto................................................................ 8</text:p>
            <text:p text:style-name="P107">5.7. Lista de Riscos............................................................................................ 9</text:p>
            <text:p text:style-name="P107">5.8. Prioridades.................................................................................................. 9</text:p>
            <text:p text:style-name="P105">6.0. Referências............................................................................................................... 9</text:p>
            <text:p text:style-name="P105">7.0. Cronograma básico do projeto................................................................................. 9</text:p>
            <text:p text:style-name="P105">8.0. Estimativas iniciais de custo.................................................................................. 10</text:p>
            <text:p text:style-name="P105">9.0. Administração........................................................................................................ 10</text:p>
            <text:p text:style-name="P108">9.1. Necessidade inicial do Projeto.................................................................. 10</text:p>
            <text:p text:style-name="P108">9.2. Necessidade de suporte pela organização................................................. 10</text:p>
            <text:p text:style-name="P108">9.3. Controle e gerenciamento das informações do projeto............................. 10</text:p>
            <text:p text:style-name="P105">10.0 Assinaturas............................................................................................................ 11</text:p>
          </text:index-body>
        </text:table-of-content>
        <text:p text:style-name="P58">Termo de Abertura</text:p>
        <text:p text:style-name="P35"/>
        <text:list text:style-name="WW8Num21">
          <text:list-item>
            <text:h text:style-name="P159" text:outline-level="1">Apresentação do Projeto</text:h>
          </text:list-item>
        </text:list>
        <text:p text:style-name="P52"/>
        <text:p text:style-name="P97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97"/>
        <text:p text:style-name="P51"/>
        <text:list text:style-name="WW8Num21" text:continue-numbering="true">
          <text:list-item>
            <text:h text:style-name="P159" text:outline-level="1">Um resumo das condições que definem o projeto</text:h>
          </text:list-item>
        </text:list>
        <text:p text:style-name="P34"><text:s text:c="6"/></text:p>
        <text:p text:style-name="P93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93"/>
        <text:p text:style-name="P93"/>
        <text:h text:style-name="P10" text:outline-level="1">3. Matriz de Respnsabilidades</text:h>
        <text:p text:style-name="P54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4">Nome</text:p>
              </table:table-cell>
              <table:table-cell table:style-name="Tabela3.A1" office:value-type="string">
                <text:p text:style-name="P74">Dados</text:p>
              </table:table-cell>
              <table:table-cell table:style-name="Tabela3.A1" office:value-type="string">
                <text:p text:style-name="P74">Papel</text:p>
              </table:table-cell>
              <table:table-cell table:style-name="Tabela3.A1" office:value-type="string">
                <text:p text:style-name="P19">Empresa</text:p>
                <text:p text:style-name="P75">Área</text:p>
              </table:table-cell>
              <table:table-cell table:style-name="Tabela3.E1" office:value-type="string">
                <text:p text:style-name="P50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1">Vinicius Gardênio Guimarães Rodrigues</text:p>
            </table:table-cell>
            <table:table-cell table:style-name="Tabela3.A2" office:value-type="string">
              <text:p text:style-name="P76">E-mail: </text:p>
              <text:p text:style-name="P87">viiniiciius@gmail.com</text:p>
            </table:table-cell>
            <table:table-cell table:style-name="Tabela3.A2" office:value-type="string">
              <text:p text:style-name="P21">Gerente de Projeto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1">. Acompanhar os trabalhos da TI;</text:p>
              <text:p text:style-name="P20">. Verificar e garantir a qualidade do Produto;</text:p>
              <text:p text:style-name="P20">. Realizar reuniões semanais com a equipe;</text:p>
              <text:p text:style-name="P20">. Gerar toda a documentação gerencial;</text:p>
              <text:p text:style-name="P20">. Desenvolver arquitetura do sistema;</text:p>
              <text:p text:style-name="P20">. Gerar produto.</text:p>
            </table:table-cell>
          </table:table-row>
          <table:table-row table:style-name="Tabela3.2">
            <table:table-cell table:style-name="Tabela3.A2" office:value-type="string">
              <text:p text:style-name="P21">Lidia Pires Barbosa </text:p>
            </table:table-cell>
            <table:table-cell table:style-name="Tabela3.A2" office:value-type="string">
              <text:p text:style-name="P76">E-mail: </text:p>
              <text:p text:style-name="P76">lidiapiresbarbosa@hotmail.com</text:p>
            </table:table-cell>
            <table:table-cell table:style-name="Tabela3.A2" office:value-type="string">
              <text:p text:style-name="P21">Cliente</text:p>
            </table:table-cell>
            <table:table-cell table:style-name="Tabela3.A2" office:value-type="string">
              <text:p text:style-name="P22">CLIENTE</text:p>
            </table:table-cell>
            <table:table-cell table:style-name="Tabela3.E2" office:value-type="string">
              <text:p text:style-name="P21">. Acompanhar os trabalhos de construção;</text:p>
              <text:p text:style-name="P20">. Garantir os recursos solicitados pela TI;</text:p>
              <text:p text:style-name="P20">. Validar o produto Realizar reuniões semanais com a equipe e TI;</text:p>
              <text:p text:style-name="P20">. Assinar e Homologar toda a documentação gerencial;</text:p>
              <text:p text:style-name="P24">. Dar o aceite.</text:p>
              <text:p text:style-name="P157">. Inserção de dados anteriores ao produto final.</text:p>
            </table:table-cell>
          </table:table-row>
          <table:table-row table:style-name="Tabela3.2">
            <table:table-cell table:style-name="Tabela3.A2" office:value-type="string">
              <text:p text:style-name="P21">Amanda Barbosa Silva</text:p>
            </table:table-cell>
            <table:table-cell table:style-name="Tabela3.A2" office:value-type="string">
              <text:p text:style-name="P76">E-mail: </text:p>
              <text:p text:style-name="P76">amanda.barbosabs@gmail.com</text:p>
              <text:p text:style-name="P77"/>
            </table:table-cell>
            <table:table-cell table:style-name="Tabela3.A2" office:value-type="string">
              <text:p text:style-name="P21">Analista Líder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5">. Obter aceite;</text:p>
              <text:p text:style-name="P25">. Realizar reuniões com o cliente;</text:p>
              <text:p text:style-name="P25">. Elaborar documento de análise;</text:p>
              <text:p text:style-name="P25">. Desenvolvimento do produto;</text:p>
              <text:p text:style-name="P24">. Validar o produto junto com o cliente;</text:p>
              <text:p text:style-name="P24">. Garantir a qualidade do produto.</text:p>
            </table:table-cell>
          </table:table-row>
          <text:soft-page-break/>
          <table:table-row table:style-name="Tabela3.5">
            <table:table-cell table:style-name="Tabela3.A2" office:value-type="string">
              <text:p text:style-name="P21">Fábio José</text:p>
            </table:table-cell>
            <table:table-cell table:style-name="Tabela3.A2" office:value-type="string">
              <text:p text:style-name="P76">E-mail: fabimgyn@gmail.com</text:p>
              <text:p text:style-name="P78"/>
            </table:table-cell>
            <table:table-cell table:style-name="Tabela3.A2" office:value-type="string">
              <text:p text:style-name="P21">Analista Líder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5">. Acompanhar os trabalhos da TI;</text:p>
              <text:p text:style-name="P25">. Garantir a qualidade do produto;</text:p>
              <text:p text:style-name="P25">. Desenvolvimento do produto;</text:p>
              <text:p text:style-name="P25">. Elaborar documentos de análise;</text:p>
              <text:p text:style-name="P24">. Validar o Produto.</text:p>
            </table:table-cell>
          </table:table-row>
          <table:table-row table:style-name="Tabela3.5">
            <table:table-cell table:style-name="Tabela3.A6" office:value-type="string">
              <text:p text:style-name="P21">Rafael Vieira de Almeida</text:p>
            </table:table-cell>
            <table:table-cell table:style-name="Tabela3.A6" office:value-type="string">
              <text:p text:style-name="P76">E-mail: rhafael.vieira@gmail.com</text:p>
            </table:table-cell>
            <table:table-cell table:style-name="Tabela3.A6" office:value-type="string">
              <text:p text:style-name="P21">Analista , Desenvolvedor , DBA</text:p>
            </table:table-cell>
            <table:table-cell table:style-name="Tabela3.A6" office:value-type="string">
              <text:p text:style-name="P22">UEG-SI</text:p>
            </table:table-cell>
            <table:table-cell table:style-name="Tabela3.E6" office:value-type="string">
              <text:p text:style-name="P25">. Modelagem de banco de dados</text:p>
              <text:p text:style-name="P25">. Desenvolvimento do produto</text:p>
              <text:p text:style-name="P25">. Validar o Produto</text:p>
              <text:p text:style-name="P25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1">Lena Lúcia Moraes e Guiliano Rangel</text:p>
            </table:table-cell>
            <table:table-cell table:style-name="Tabela3.A6" office:value-type="string">
              <text:p text:style-name="P76"/>
            </table:table-cell>
            <table:table-cell table:style-name="Tabela3.A6" office:value-type="string">
              <text:p text:style-name="P21">Orientação e Consultoria</text:p>
            </table:table-cell>
            <table:table-cell table:style-name="Tabela3.A6" office:value-type="string">
              <text:p text:style-name="P22">UEG-SI</text:p>
            </table:table-cell>
            <table:table-cell table:style-name="Tabela3.E6" office:value-type="string">
              <text:p text:style-name="P25">.Orientação ao longo do projeto</text:p>
              <text:p text:style-name="P25">. Validação de requisitos</text:p>
              <text:p text:style-name="P25">. Fornecer informações sobre a metodologia do projeto </text:p>
            </table:table-cell>
          </table:table-row>
        </table:table>
        <text:p text:style-name="P53"/>
        <text:list text:style-name="WW8Num21" text:continue-numbering="true">
          <text:list-header>
            <text:h text:style-name="P159" text:outline-level="1" text:is-list-header="true">4. Necessidades básicas do trabalho a ser realizado</text:h>
          </text:list-header>
        </text:list>
        <text:p text:style-name="P32"/>
        <text:p text:style-name="P98">Para a execução do projeto é indispensável a colaboração do cliente fornecendo e validando requisitos. O contratante deve garantir a infraestrutura básica a ser definida neste documento.</text:p>
        <text:p text:style-name="P98"/>
        <text:p text:style-name="P98">Os usuários precisam ter conhecimentos básicos em informática para conseguir utilizar o sistema.</text:p>
        <text:p text:style-name="P98"/>
        <text:p text:style-name="P98">O produto trabalhará com um infraestrutura básica de no mínimo dois computadores. Será necessária uma máquina para servidor e no mínimo uma máquina para utilização como cliente. Os sistemas deverão ter a configuração mínima recomendada. A infraestrutura de rede que interligará os pontos do sistema precisa ser confiável e não é de responsabilidade do contratado garantir o seu funcionamento, embora seja necessária para o funcionamento.</text:p>
        <text:p text:style-name="P98">O banco de dados da aplicação não poderá ser manipulado manualmente sem consulta prévia, sob consequência de corromper os dados da aplicação, que, consequentemente fará com que a aplicação não funcione de forma adequada.</text:p>
        <text:p text:style-name="P55"/>
        <text:list text:style-name="WW8Num21" text:continue-numbering="true">
          <text:list-header>
            <text:h text:style-name="P159" text:outline-level="1" text:is-list-header="true">5.Descrição do Projeto</text:h>
          </text:list-header>
        </text:list>
        <text:p text:style-name="P5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7" text:outline-level="2" text:is-list-header="true">5.1.Escopo do Projeto</text:h>
                  </text:list-header>
                </text:list>
              </text:list-item>
            </text:list>
          </text:list-item>
        </text:list>
        <text:p text:style-name="P49"/>
        <text:p text:style-name="P95">O sistema propõe automatizar o gerenciamento das informações inerentes as rotinas do consultório, são essas: cadastro de pacientes, funcionários, prestadores de serviços, fornecedores, tabela de serviços prestados, dentistas por especialidade, convênios, orçamento (planejamento) por pacient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95"/>
        <text:p text:style-name="P95">Para controle de acesso do sistema será implantada uma solução baseada em login e senha. Este sub-sistema irá gerenciar as permissões para acesso as funcionalidades do sistema.</text:p>
        <text:p text:style-name="P39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7" text:outline-level="2" text:is-list-header="true">5.2 Não-Escopo do Projeto </text:h>
                  </text:list-header>
                </text:list>
              </text:list-item>
            </text:list>
          </text:list-item>
        </text:list>
        <text:p text:style-name="P32"/>
        <text:list text:style-name="L1">
          <text:list-item>
            <text:p text:style-name="P109">Tudo o que não estiver definido no sub-item 5.1.1.</text:p>
          </text:list-item>
          <text:list-item>
            <text:p text:style-name="P109">Reforçando que o sistema não oferecerá recursos de controle financeiro (pagamento e recebimento de contas), apesar da solicitação do cliente.</text:p>
          </text:list-item>
          <text:list-item>
            <text:p text:style-name="P109"><text:soft-page-break/>Embora possua recursos de internalização, apenas a língua portuguesa estará disponível.</text:p>
          </text:list-item>
          <text:list-item>
            <text:p text:style-name="P109">O sistema não se comunicará de forma ativa por meio de e-mails.</text:p>
          </text:list-item>
          <text:list-item>
            <text:p text:style-name="P109">O sistema não informará automaticamente a data de retorno do paciente, apesar da solicitação.</text:p>
          </text:list-item>
          <text:list-item>
            <text:p text:style-name="P109">O sistema por si só não garante a segurança das informações armazenadas, ou seja, não é responsável por backup de toda e qualquer informação alimentada.</text:p>
          </text:list-item>
          <text:list-item>
            <text:p text:style-name="P115"><text:span text:style-name="T5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79"/>
        <text:p text:style-name="P79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7" text:outline-level="2" text:is-list-header="true" text:restart-numbering="true" text:start-value="1">5.3Premissas do Projeto </text:h>
                  </text:list-header>
                </text:list>
              </text:list-item>
            </text:list>
          </text:list-item>
        </text:list>
        <text:p text:style-name="P32"/>
        <text:p text:style-name="P94">O sistema deve disponibilizar interfaces amigáveis e ser bastante intuitivo pois os usuários <text:s text:c="2"/>finais possuem pouca experiência com informática.</text:p>
        <text:p text:style-name="P94"/>
        <text:p text:style-name="P94">A infraestrutura a ser disponibilizada deverá ser configurada para a implantação do sistema.</text:p>
        <text:p text:style-name="P101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7" text:outline-level="2" text:is-list-header="true">5.4Produto do Projeto</text:h>
                  </text:list-header>
                </text:list>
              </text:list-item>
            </text:list>
          </text:list-item>
        </text:list>
        <text:p text:style-name="P56"/>
        <text:p text:style-name="P99">O produto do projeto se caracteriza como uma solução em software para o consultório odontológico, permitindo gerenciar de forma eficiente e confiável as informações relativas ao funcionamento do consultório.</text:p>
        <text:p text:style-name="P99"/>
        <text:p text:style-name="P99">Os sistemas web tem como característica a facilidade de acesso através de uma rede de computadores. Por meio de um computador o sistema proposto possibilitará, através de uma interface web, o acesso as funcionalidades. </text:p>
        <text:p text:style-name="P99"/>
        <text:h text:style-name="P41" text:outline-level="2">5.4.1. Requisitos do Usuário</text:h>
        <text:p text:style-name="P32"/>
        <text:p text:style-name="P100">O solução em software apresentada atenderá as necessidades exigidas pelo clientes, definindo suas funcionalidades e, consequentemente, principais características.</text:p>
        <text:p text:style-name="P100"/>
        <text:p text:style-name="P100">O principal objetivo do sistema é tornar ágil as tarefas realizadas pelo usuário, além de garantir novas funcionalidades (atualmente não utilizadas pelo cliente) e garantir a consistência dos dados.</text:p>
        <text:p text:style-name="P100"/>
        <text:p text:style-name="P100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text:style-name="L2">
          <text:list-item>
            <text:p text:style-name="P117">Nome;</text:p>
          </text:list-item>
          <text:list-item>
            <text:p text:style-name="P117">Categoria (convênio ou particular);</text:p>
          </text:list-item>
          <text:list-item>
            <text:p text:style-name="P117">Data de início do tratamento;</text:p>
          </text:list-item>
          <text:list-item>
            <text:p text:style-name="P117">Data de nascimento;</text:p>
          </text:list-item>
          <text:list-item>
            <text:p text:style-name="P117">Endereço;</text:p>
          </text:list-item>
          <text:list-item>
            <text:p text:style-name="P117">Telefone comercial, residencial, celular e outros;</text:p>
          </text:list-item>
          <text:list-item>
            <text:p text:style-name="P117">Observações;</text:p>
          </text:list-item>
          <text:list-item>
            <text:p text:style-name="P117">Término do tratamento;</text:p>
          </text:list-item>
          <text:list-item>
            <text:p text:style-name="P117">Data de retorno;</text:p>
          </text:list-item>
          <text:list-item>
            <text:p text:style-name="P117">Odontograma;</text:p>
          </text:list-item>
          <text:list-item>
            <text:p text:style-name="P117">Anamnese (folha anexada à ficha de cadastro);</text:p>
          </text:list-item>
          <text:list-item>
            <text:p text:style-name="P117">Planejamento;</text:p>
          </text:list-item>
          <text:list-item>
            <text:p text:style-name="P117">Honorários.</text:p>
          </text:list-item>
        </text:list>
        <text:p text:style-name="P100"/>
        <text:p text:style-name="P100">O cliente sugeriu que fosse adicionado os seguintes campos a ficha de cadastro de paciente:</text:p>
        <text:list text:style-name="L3">
          <text:list-item>
            <text:p text:style-name="P130">E-mail;</text:p>
          </text:list-item>
          <text:list-item>
            <text:p text:style-name="P130">Quem indicou;</text:p>
          </text:list-item>
          <text:list-item>
            <text:p text:style-name="P130">Mãe e pai (responsáveis para menores).</text:p>
          </text:list-item>
        </text:list>
        <text:p text:style-name="P100"><text:soft-page-break/></text:p>
        <text:p text:style-name="P100">Os campos permitem a caracterização do paciente, o controle dos serviços prestados e dos honorários recebidos e a receber, facilita o contato com o paciente.</text:p>
        <text:p text:style-name="P100"/>
        <text:p text:style-name="P100">O cliente informou que atualmente preenche receituários e atestados manualmente e solicitou que o sistema disponibilizasse a edição dos mesmos e permiti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dimento mais ágil, pois não seria necessária a procura do código em um papel e nem memorização do código para inserir no atestado.</text:p>
        <text:p text:style-name="P100"/>
        <text:p text:style-name="P100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100"/>
        <text:p text:style-name="P100">O cliente utiliza atualmente uma agenda telefônica para registrar outros dentistas por especialidade e, assim, poder encaminhar seus pacientes a um especialista. Registra também seus fornecedores, prestadores de serviços e convênios que atende. O cliente solicitou que o sistema disponibilize os cadastros citados para melhor controle de seus registros e facilidade no acesso a informação.</text:p>
        <text:p text:style-name="P100"/>
        <text:p text:style-name="P100">Foi solicitado o cadastro de uma tabela de serviços, onde o odontólogo pudesse cadastrar os serviços que presta a seus pacientes e que essa tabela possuísse um vínculo com os honorários.</text:p>
        <text:p text:style-name="P100"/>
        <text:p text:style-name="P100"><text:span text:style-name="T12">Foi solicitado também, um controle de caixa, onde o cliente poderia informar as entradas e saídas do dia (pagamentos e recebimento de contas), que atualmente são realizados manualmente em um caderno de registros. Além de que h</text:span><text:span text:style-name="T4">aja um lugar onde possa informar sua contas mensais e pagamentos e que fosse informado quanto a proximidade do vencimento.</text:span></text:p>
        <text:p text:style-name="P100"/>
        <text:p text:style-name="P100">Foi ainda solicitado que:</text:p>
        <text:list text:style-name="L4">
          <text:list-item>
            <text:p text:style-name="P133">O planejamento (orçamento) fosse em forma de uma tabela e que esta possua os seguintes itens: Dente – Face <text:s/>- Procedimento – Valor – Total.</text:p>
          </text:list-item>
          <text:list-item>
            <text:p text:style-name="P133">A tabela de honorários composta por forma de pagamento (à vista ou parcelas) e que fosse vinculada ao paciente.</text:p>
          </text:list-item>
          <text:list-item>
            <text:p text:style-name="P133">A ficha de anamnese esteja junto ao cadastro de clientes.</text:p>
          </text:list-item>
          <text:list-item>
            <text:p text:style-name="P133">Relatórios de serviços prestados e de atendimento.</text:p>
          </text:list-item>
        </text:list>
        <text:p text:style-name="P100"/>
        <text:p text:style-name="P100">As funcionalidades acima solicitadas e listadas pelo clientes serão fornecidas através de uma interface amigável e de fácil manuseio, permitindo a agilidade nos procedimentos realizados.</text:p>
        <text:p text:style-name="P100"/>
        <text:p text:style-name="P28"/>
        <text:h text:style-name="P26" text:outline-level="2"><text:span text:style-name="Título_20_5_20_Char"><text:span text:style-name="T9">5.4.2 Requisitos</text:span></text:span></text:h>
        <text:h text:style-name="P27" text:outline-level="2"/>
        <text:p text:style-name="P83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8">Identificação</text:p>
            </table:table-cell>
            <table:table-cell table:style-name="Table1.A1" office:value-type="string">
              <text:p text:style-name="P89">Requisito</text:p>
            </table:table-cell>
          </table:table-row>
          <table:table-row>
            <table:table-cell office:value-type="string">
              <text:p text:style-name="P90">R01</text:p>
            </table:table-cell>
            <table:table-cell office:value-type="string">
              <text:p text:style-name="P91">Manter pacientes – Permite o cadastro de pacientes</text:p>
            </table:table-cell>
          </table:table-row>
          <table:table-row>
            <table:table-cell office:value-type="string">
              <text:p text:style-name="P90">R02</text:p>
            </table:table-cell>
            <table:table-cell office:value-type="string">
              <text:p text:style-name="P91">Manter fornecedores – Permite o cadastro dos fornecedores</text:p>
            </table:table-cell>
          </table:table-row>
          <table:table-row>
            <table:table-cell office:value-type="string">
              <text:p text:style-name="P90">R03</text:p>
            </table:table-cell>
            <table:table-cell office:value-type="string">
              <text:p text:style-name="P91">Manter prestadores de serviços - Permite o cadastro dos prestadores de serviços</text:p>
            </table:table-cell>
          </table:table-row>
          <table:table-row>
            <table:table-cell office:value-type="string">
              <text:p text:style-name="P90">R04</text:p>
            </table:table-cell>
            <table:table-cell office:value-type="string">
              <text:p text:style-name="P91">Manter Dentistas por especialidades - Permite o cadastro de dentistas para <text:soft-page-break/>indicação aos seus pacientes</text:p>
            </table:table-cell>
          </table:table-row>
          <table:table-row>
            <table:table-cell office:value-type="string">
              <text:p text:style-name="P90">R05</text:p>
            </table:table-cell>
            <table:table-cell office:value-type="string">
              <text:p text:style-name="P91">Manter convênios - Permite o cadastro dos dos convênios que o odontólogo atende</text:p>
            </table:table-cell>
          </table:table-row>
          <table:table-row>
            <table:table-cell office:value-type="string">
              <text:p text:style-name="P90">R06</text:p>
            </table:table-cell>
            <table:table-cell office:value-type="string">
              <text:p text:style-name="P91">Manter orçamento (planejamento) – Permite a descrição dos procedimentos a serem realizados no paciente</text:p>
            </table:table-cell>
          </table:table-row>
          <table:table-row>
            <table:table-cell office:value-type="string">
              <text:p text:style-name="P90">R07</text:p>
            </table:table-cell>
            <table:table-cell office:value-type="string">
              <text:p text:style-name="P91">Editar receituário – Permite a edição de receituários e atestados</text:p>
            </table:table-cell>
          </table:table-row>
          <table:table-row>
            <table:table-cell office:value-type="string">
              <text:p text:style-name="P90">R08</text:p>
            </table:table-cell>
            <table:table-cell office:value-type="string">
              <text:p text:style-name="P91">Manter tabela de serviços – Cadastro dos serviços prestados pelo odontólogo</text:p>
            </table:table-cell>
          </table:table-row>
          <table:table-row>
            <table:table-cell office:value-type="string">
              <text:p text:style-name="P90">R09</text:p>
            </table:table-cell>
            <table:table-cell office:value-type="string">
              <text:p text:style-name="P91">Relatórios – Permite que o odontólogo faça relatórios de serviços prestados e do número de atendimentos realizados</text:p>
            </table:table-cell>
          </table:table-row>
          <table:table-row>
            <table:table-cell office:value-type="string">
              <text:p text:style-name="P90">R10</text:p>
            </table:table-cell>
            <table:table-cell office:value-type="string">
              <text:p text:style-name="P91">Efetuar logon – Logar no sistema para acesso as funcionalidades</text:p>
            </table:table-cell>
          </table:table-row>
          <table:table-row>
            <table:table-cell office:value-type="string">
              <text:p text:style-name="P90">R11</text:p>
            </table:table-cell>
            <table:table-cell office:value-type="string">
              <text:p text:style-name="P91">Manter usuários – Permite o cadastro de dos usuários do sistema</text:p>
            </table:table-cell>
          </table:table-row>
        </table:table>
        <text:p text:style-name="P83"/>
        <text:p text:style-name="P28"/>
        <text:h text:style-name="P80" text:outline-level="2">5.5. Restrições do produto</text:h>
        <text:h text:style-name="P80" text:outline-level="2"/>
        <text:p text:style-name="P100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100"/>
        <text:p text:style-name="P100">Exceto quando for especificamente licenciado pelo contratado, o cliente não poderá usar o Software em conexão com quaisquer produtos, sistemas ou aplicativos instalados ou conectados a/ou outros sistemas.</text:p>
        <text:p text:style-name="P100"/>
        <text:p text:style-name="P137">O produto final não fará importações de dados anteriores do cliente.</text:p>
        <text:p text:style-name="P100"/>
        <text:h text:style-name="P41" text:outline-level="2">5.6. Critério de qualidade do produto</text:h>
        <text:p text:style-name="P32"/>
        <text:p text:style-name="P96">Robustez e Performance - Para que garantir a robustez e performance do sistema as <text:s/>seguintes configurações de hardware devem ser atendidos:</text:p>
        <text:list text:style-name="L5">
          <text:list-item>
            <text:p text:style-name="P138">Servidor de aplicação dedicado com mínimo de:</text:p>
          </text:list-item>
        </text:list>
        <text:list text:style-name="L6">
          <text:list-item>
            <text:list>
              <text:list-item>
                <text:p text:style-name="P139">2 GB de memória DDR2 800 Mhz;</text:p>
              </text:list-item>
              <text:list-item>
                <text:p text:style-name="P139">Processador com 2 núcleos 2.0 Ghz 800 Mhz de FSB;</text:p>
              </text:list-item>
              <text:list-item>
                <text:p text:style-name="P139">Placa de rede Gigabite (1.000 MB/s);</text:p>
              </text:list-item>
              <text:list-item>
                <text:p text:style-name="P139">Demais componentes.</text:p>
                <text:p text:style-name="P139"/>
              </text:list-item>
            </text:list>
          </text:list-item>
        </text:list>
        <text:list text:style-name="L7">
          <text:list-item>
            <text:p text:style-name="P144">Servidor de banco de dados dedicado:</text:p>
          </text:list-item>
        </text:list>
        <text:list text:style-name="L6">
          <text:list-item text:start-value="1">
            <text:list>
              <text:list-item text:start-value="1">
                <text:p text:style-name="P139">4 GB de memória DDR2 800 Mhz;</text:p>
              </text:list-item>
              <text:list-item>
                <text:p text:style-name="P139">Processador com 2 núcleos 2.0 Ghz 800 Mhz de FSB;</text:p>
              </text:list-item>
              <text:list-item>
                <text:p text:style-name="P139">HD 10.000 RPM de no mínimo 80 GB;</text:p>
              </text:list-item>
              <text:list-item>
                <text:p text:style-name="P139">Placa de rede Gigabite (1.000 MB/s);</text:p>
              </text:list-item>
              <text:list-item>
                <text:p text:style-name="P139">Demais componentes.</text:p>
              </text:list-item>
            </text:list>
          </text:list-item>
        </text:list>
        <text:p text:style-name="P96">O sistema deve se manter estável com uma média de 100 usuários com as configurações mínimas recomendadas.Embora a demanda atual não seja tão grande, os critérios de qualidade de performance e robustez devem garantir a escalabilidade da aplicação.</text:p>
        <text:p text:style-name="P96">Tolerância a falhas - Em caso de erros, o sistema garantirá a integridade dos dados. O contratado se compromete a corrigir problemas caracterizados como falhas do sistema sem custo adicional.</text:p>
        <text:p text:style-name="P96">Usabilidade – A usabilidade do sistema será favorecida por meio de interfaces amigáveis.</text:p>
        <text:p text:style-name="P96"><text:soft-page-break/>Padrões aplicáveis - O ambiente utilizado será o “Microsoft Windows” na plataforma PC WIN 32, o qual deverá ser configurado previamente pelo cliente, e banco de dados “My SQL Server”.</text:p>
        <text:p text:style-name="P96">Garantia de qualidade - Será aplicado no ciclo de vida do software um modelo baseado em processos. </text:p>
        <text:p text:style-name="P29"/>
        <text:p text:style-name="P28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7" text:outline-level="2" text:is-list-header="true" text:restart-numbering="true" text:start-value="1">5.7. Lista de Riscos</text:h>
                  </text:list-header>
                </text:list>
              </text:list-item>
            </text:list>
          </text:list-item>
        </text:list>
        <text:p text:style-name="P82"/>
        <text:list text:style-name="L8">
          <text:list-item>
            <text:p text:style-name="P150">Não colaboração do cliente no fornecimento e validação dos requisitos;</text:p>
          </text:list-item>
          <text:list-item>
            <text:p text:style-name="P150">Indisponibilidade de membros da equipe;</text:p>
          </text:list-item>
          <text:list-item>
            <text:p text:style-name="P150">Falta de conhecimento do negócio;</text:p>
          </text:list-item>
          <text:list-item>
            <text:p text:style-name="P150">Falta de participação do cliente na tomada de decisões;</text:p>
          </text:list-item>
          <text:list-item>
            <text:p text:style-name="P150">Não fornecimento da infraestrutura básica por parte do cliente.</text:p>
          </text:list-item>
        </text:list>
        <text:p text:style-name="P102"/>
        <text:p text:style-name="P3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7" text:outline-level="2" text:is-list-header="true" text:restart-numbering="true" text:start-value="1">5.8. Prioridades</text:h>
                  </text:list-header>
                </text:list>
              </text:list-item>
            </text:list>
          </text:list-item>
        </text:list>
        <text:p text:style-name="P47"/>
        <text:p text:style-name="P102">A versão 1 do sistema deve contemplar as seguintes características:</text:p>
        <text:p text:style-name="P102">Logon</text:p>
        <text:p text:style-name="P102">Cadastro dos usuários do sistema</text:p>
        <text:p text:style-name="P102"/>
        <text:p text:style-name="P102">A versão 2 deve incluir:</text:p>
        <text:p text:style-name="P102">Cadastro de pacientes</text:p>
        <text:p text:style-name="P102">Cadastro dos serviços prestados</text:p>
        <text:p text:style-name="P102"/>
        <text:p text:style-name="P102"/>
        <text:p text:style-name="P102">As características para a versão 3 ainda não estão definidas. Só está previsto que herdará as funcionalidades já existentes.</text:p>
        <text:p text:style-name="P102"/>
        <text:p text:style-name="P4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9" text:outline-level="1" text:is-list-header="true">6.0. Referências</text:h>
                  </text:list-header>
                </text:list>
              </text:list-item>
            </text:list>
          </text:list-item>
        </text:list>
        <text:p text:style-name="P73"/>
        <text:p text:style-name="P46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8">1.</text:p>
            </table:table-cell>
            <table:table-cell table:style-name="Tabela4.A1" office:value-type="string">
              <text:p text:style-name="P69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48">2.</text:p>
            </table:table-cell>
            <table:table-cell table:style-name="Tabela4.A1" office:value-type="string">
              <text:p text:style-name="P69">Ficha de Anamnse disponível na url: <text:a xlink:type="simple" xlink:href="http://www.amweb.com.br/odonto/arquivos/ficha_clinica_odontologica.doc"><text:span text:style-name="T13">http://www.amweb.com.br/odonto/arquivos/ficha_clinica_odontologica.doc</text:span></text:a> </text:p>
            </table:table-cell>
          </table:table-row>
        </table:table>
        <text:p text:style-name="P92"/>
        <text:p text:style-name="P3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9" text:outline-level="1" text:is-list-header="true">7.0. Cronograma básico do projeto</text:h>
                  </text:list-header>
                </text:list>
              </text:list-item>
            </text:list>
          </text:list-item>
        </text:list>
        <text:p text:style-name="P32"/>
        <text:p text:style-name="P44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8"/>
            </table:table-cell>
            <table:table-cell table:style-name="Table3.B1" table:number-columns-spanned="4" office:value-type="string">
              <text:p text:style-name="P40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40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40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40">1º BIM</text:p>
                  </table:table-cell>
                  <table:table-cell table:style-name="Table3.A2" office:value-type="string">
                    <text:p text:style-name="P40">2º BIM</text:p>
                  </table:table-cell>
                  <table:table-cell table:style-name="Table3.A2" office:value-type="string">
                    <text:p text:style-name="P40">3º BIM</text:p>
                  </table:table-cell>
                  <table:table-cell table:style-name="Table3.B1" office:value-type="string">
                    <text:p text:style-name="P40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38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ext:soft-page-break/>
          <table:table-row table:style-name="Table3.3">
            <table:table-cell table:style-name="Table3.A2" office:value-type="string">
              <text:p text:style-name="P38">PRIMEIRA ITERAÇÃO</text:p>
            </table:table-cell>
            <table:table-cell table:style-name="Table3.A1" office:value-type="string">
              <text:p text:style-name="P38">X</text:p>
            </table:table-cell>
            <table:table-cell table:style-name="Table3.C3" office:value-type="string">
              <text:p text:style-name="P38"/>
            </table:table-cell>
            <table:table-cell table:style-name="Table3.C3" office:value-type="string">
              <text:p text:style-name="P38"/>
            </table:table-cell>
            <table:table-cell table:style-name="Table3.E3" office:value-type="string">
              <text:p text:style-name="P38"/>
            </table:table-cell>
          </table:table-row>
          <table:table-row table:style-name="Table3.4">
            <table:table-cell table:style-name="Table3.A2" office:value-type="string">
              <text:p text:style-name="P38">SEGUNDA ITERAÇÃO</text:p>
            </table:table-cell>
            <table:table-cell table:style-name="Table3.A1" office:value-type="string">
              <text:p text:style-name="P38"/>
            </table:table-cell>
            <table:table-cell table:style-name="Table3.C3" office:value-type="string">
              <text:p text:style-name="P38">X</text:p>
            </table:table-cell>
            <table:table-cell table:style-name="Table3.C3" office:value-type="string">
              <text:p text:style-name="P38"/>
            </table:table-cell>
            <table:table-cell table:style-name="Table3.E3" office:value-type="string">
              <text:p text:style-name="P38"/>
            </table:table-cell>
          </table:table-row>
          <table:table-row table:style-name="Table3.5">
            <table:table-cell table:style-name="Table3.A2" office:value-type="string">
              <text:p text:style-name="P38">TERCEIRA ITERAÇÃO</text:p>
            </table:table-cell>
            <table:table-cell table:style-name="Table3.A1" office:value-type="string">
              <text:p text:style-name="P38"/>
            </table:table-cell>
            <table:table-cell table:style-name="Table3.C3" office:value-type="string">
              <text:p text:style-name="P38"/>
            </table:table-cell>
            <table:table-cell table:style-name="Table3.C3" office:value-type="string">
              <text:p text:style-name="P38">X</text:p>
            </table:table-cell>
            <table:table-cell table:style-name="Table3.E3" office:value-type="string">
              <text:p text:style-name="P38"/>
            </table:table-cell>
          </table:table-row>
          <table:table-row table:style-name="Table3.6">
            <table:table-cell table:style-name="Table3.A2" office:value-type="string">
              <text:p text:style-name="P38">QUARTA ITERAÇÃO</text:p>
            </table:table-cell>
            <table:table-cell table:style-name="Table3.A1" office:value-type="string">
              <text:p text:style-name="P38"/>
            </table:table-cell>
            <table:table-cell table:style-name="Table3.C3" office:value-type="string">
              <text:p text:style-name="P38"/>
            </table:table-cell>
            <table:table-cell table:style-name="Table3.C3" office:value-type="string">
              <text:p text:style-name="P38"/>
            </table:table-cell>
            <table:table-cell table:style-name="Table3.E3" office:value-type="string">
              <text:p text:style-name="P38">X</text:p>
            </table:table-cell>
          </table:table-row>
        </table:table>
        <text:p text:style-name="P4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9" text:outline-level="1" text:is-list-header="true">8.0. Estimativas iniciais de custo</text:h>
                  </text:list-header>
                </text:list>
              </text:list-item>
            </text:list>
          </text:list-item>
        </text:list>
        <text:p text:style-name="P32"/>
        <text:p text:style-name="P104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 </text:p>
        <text:p text:style-name="P86"/>
        <text:list text:style-name="WW8Num21" text:continue-numbering="true">
          <text:list-header>
            <text:h text:style-name="P159" text:outline-level="1" text:is-list-header="true">9.0. Administração</text:h>
          </text:list-header>
        </text:list>
        <text:p text:style-name="P3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67" text:outline-level="2" text:is-list-header="true">9.1. Necessidade inicial do Projeto</text:h>
                  </text:list-header>
                </text:list>
              </text:list-item>
            </text:list>
          </text:list-item>
        </text:list>
        <text:p text:style-name="P32"/>
        <text:p text:style-name="P102">Para um bom andamento do projeto será neces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102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44"/>
        <text:h text:style-name="P42" text:outline-level="2">9.2. Necessidade de suporte pela organização</text:h>
        <text:h text:style-name="P42" text:outline-level="2"/>
        <text:p text:style-name="P96">Por se tratar de um projeto isolado não será necessário nenhum apoio organizacional por parte da empresa contratante.</text:p>
        <text:p text:style-name="P96"/>
        <text:h text:style-name="P42" text:outline-level="2">9.3. Controle e gerenciamento das informações do projeto</text:h>
        <text:h text:style-name="P42" text:outline-level="2"/>
        <text:p text:style-name="P103"><text:span text:style-name="T10">Todas as informações referentes ao projeto estão sendo armazenadas no serviço Gooogle Code. As informações podem ser acessadas através da url: </text:span><text:a xlink:type="simple" xlink:href="http://code.google.com/p/openodonto/"><text:span text:style-name="T10">http://code.google.com/p/openodonto/</text:span></text:a><text:span text:style-name="T10">. Será realizado ainda um backup mensal em uma mídia digital (DVD) para uma maior segurança dos dados.</text:span></text:p>
        <text:p text:style-name="P102"/>
        <text:p text:style-name="P44"/>
        <text:p text:style-name="P32"/>
        <text:p text:style-name="P32"/>
        <text:p text:style-name="P32"/>
        <text:p text:style-name="P32"/>
        <text:p text:style-name="P60"/>
        <text:h text:style-name="Título_20_4_20__2b__20_12_20_pt" text:outline-level="2">10.0 Assinaturas</text:h>
        <text:p text:style-name="P32"/>
        <text:p text:style-name="P97"><text:span text:style-name="T14">Os abaixo assinados </text:span><text:span text:style-name="T15">estão</text:span><text:span text:style-name="T14"> de acordo com o conteúdo do documento “</text:span><text:span text:style-name="T16">Termo de Abertura</text:span><text:span text:style-name="T14">”, do Sistema SCO, versão 1.0</text:span><text:span text:style-name="T8"> </text:span><text:span text:style-name="T14">, release 1.0</text:span><text:span text:style-name="T11"> </text:span><text:span text:style-name="T14">.</text:span></text:p>
        <text:p text:style-name="P97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ela5.A1" office:value-type="string">
              <text:p text:style-name="P71"/>
              <text:p text:style-name="P70">Data: ___/___/_____</text:p>
              <text:p text:style-name="P70"/>
              <text:p text:style-name="P70"/>
            </table:table-cell>
          </table:table-row>
          <table:table-row table:style-name="Tabela5.2">
            <table:table-cell table:style-name="Tabela5.A1" office:value-type="string">
              <text:p text:style-name="P84">Amanda Barbosa Silva</text:p>
              <text:p text:style-name="P67">Analista Líder e Desenvolvedor</text:p>
              <text:p text:style-name="P64"/>
            </table:table-cell>
            <table:table-cell table:style-name="Tabela5.A1" office:value-type="string">
              <text:p text:style-name="P84">Fábio José de Souza</text:p>
              <text:p text:style-name="P67">Analista Líder e Desenvolvedor</text:p>
            </table:table-cell>
          </table:table-row>
        </table:table>
        <text:p text:style-name="P81"/>
        <text:p text:style-name="P8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ela6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</table:table-row>
          <table:table-row table:style-name="Tabela6.2">
            <table:table-cell table:style-name="Tabela6.A1" office:value-type="string">
              <text:p text:style-name="P84">Rafael Vieira de Almeida</text:p>
              <text:p text:style-name="P67">Analista Líder e Desenvolvedor / DBA</text:p>
            </table:table-cell>
            <table:table-cell table:style-name="Tabela6.A1" office:value-type="string">
              <text:p text:style-name="P84">Vinicius Gardênio Guimarães Rodrigues</text:p>
              <text:p text:style-name="P23">Gerente de Projeto e Desenvolvedor</text:p>
            </table:table-cell>
          </table:table-row>
        </table:table>
        <text:p text:style-name="P32"/>
        <text:p text:style-name="P32"/>
        <text:p text:style-name="P32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le2.A1" office:value-type="string">
              <text:p text:style-name="P71"/>
            </table:table-cell>
          </table:table-row>
          <table:table-row table:style-name="Table2.2">
            <table:table-cell table:style-name="Table2.A1" office:value-type="string">
              <text:p text:style-name="P84">Lidia Pires Barbosa</text:p>
              <text:p text:style-name="P64">Cliente</text:p>
            </table:table-cell>
            <table:table-cell table:style-name="Table2.A1" office:value-type="string">
              <text:p text:style-name="P85"/>
            </table:table-cell>
          </table:table-row>
        </table:table>
        <text:p text:style-name="P3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 style:default-outline-level="1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2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1" style:family="paragraph" style:parent-style-name="Header" style:list-style-name="WW8Num21"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Standard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name-asian="Arial" style:font-weight-asian="bold" style:font-name-complex="Arial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>
        <style:list-level-properties text:space-before="0.499cm"/>
      </text:outline-level-style>
      <text:outline-level-style text:level="3" style:num-format="">
        <style:list-level-properties text:space-before="1cm"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RTF_5f_Num_20_2" style:display-name="RTF_Num 2">
      <text:list-level-style-number text:level="1" style:num-suffix="." style:num-format="I">
        <style:list-level-properties text:min-label-width="1.27cm" fo:text-align="center"/>
      </text:list-level-style-number>
      <text:list-level-style-number text:level="2" style:num-suffix="." style:num-format="A" style:num-letter-sync="true">
        <style:list-level-properties text:space-before="1.27cm" text:min-label-width="1.27cm" fo:text-align="center"/>
      </text:list-level-style-number>
      <text:list-level-style-number text:level="3" style:num-suffix="." style:num-format="1">
        <style:list-level-properties text:space-before="2.54cm" text:min-label-width="1.27cm" fo:text-align="center"/>
      </text:list-level-style-number>
      <text:list-level-style-number text:level="4" style:num-suffix=")" style:num-format="a" style:num-letter-sync="true">
        <style:list-level-properties text:space-before="3.81cm" text:min-label-width="1.27cm" fo:text-align="center"/>
      </text:list-level-style-number>
      <text:list-level-style-number text:level="5" style:num-prefix="(" style:num-suffix=")" style:num-format="1">
        <style:list-level-properties text:space-before="5.08cm" text:min-label-width="1.27cm" fo:text-align="center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fo:text-align="center"/>
      </text:list-level-style-number>
      <text:list-level-style-number text:level="7" style:num-prefix="(" style:num-suffix=")" style:num-format="i">
        <style:list-level-properties text:space-before="7.62cm" text:min-label-width="1.27cm" fo:text-align="center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fo:text-align="center"/>
      </text:list-level-style-number>
      <text:list-level-style-number text:level="9" style:num-prefix="(" style:num-suffix=")" style:num-format="i">
        <style:list-level-properties text:space-before="10.16cm" text:min-label-width="1.27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h text:style-name="Header" text:outline-level="1"><text:s text:c="28"/></text:h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h text:style-name="P2" text:outline-level="1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h>
        <text:h text:style-name="Header" text:outline-level="1"/>
        <text:h text:style-name="P4" text:outline-level="1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h>
        <text:h text:style-name="P5" text:outline-level="1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h text:style-name="P6" text:outline-level="1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h>
            </table:table-cell>
            <table:table-cell table:style-name="Tabela7.B1" office:value-type="string">
              <text:h text:style-name="P7" text:outline-level="1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h>
            </table:table-cell>
          </table:table-row>
        </table:table>
        <text:h text:style-name="P4" text:outline-level="1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h>
        <text:h text:style-name="P5" text:outline-level="1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1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20T10:24:22</dc:date>
    <meta:editing-cycles>67</meta:editing-cycles>
    <meta:editing-duration>PT9H41M32S</meta:editing-duration>
    <meta:user-defined meta:name="Info 1"/>
    <meta:user-defined meta:name="Info 2"/>
    <meta:user-defined meta:name="Info 3"/>
    <meta:user-defined meta:name="Info 4"/>
    <meta:document-statistic meta:table-count="9" meta:image-count="2" meta:object-count="0" meta:page-count="11" meta:paragraph-count="289" meta:word-count="2564" meta:character-count="18618"/>
  </office:meta>
</office:document-meta>
</file>